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Liberation Mono" svg:font-family="'Liberation Mono'"/>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paragraph-properties fo:margin-left="0.2917in" fo:margin-right="0in" fo:text-align="justify" style:justify-single-word="false" fo:text-indent="0in" style:auto-text-indent="false"/>
      <style:text-properties style:font-name="Times New Roman"/>
    </style:style>
    <style:style style:name="P2" style:family="paragraph" style:parent-style-name="Text_20_body">
      <style:paragraph-properties fo:margin-left="0in" fo:margin-right="0in" fo:text-align="justify" style:justify-single-word="false" fo:text-indent="0.2917in" style:auto-text-indent="false"/>
      <style:text-properties fo:font-variant="normal" fo:text-transform="none" style:font-name="Times New Roman" fo:font-size="11pt" fo:font-style="normal"/>
    </style:style>
    <style:style style:name="P3" style:family="paragraph" style:parent-style-name="Text_20_body">
      <style:paragraph-properties fo:margin-left="0in" fo:margin-right="0in" fo:text-align="justify" style:justify-single-word="false" fo:text-indent="0.2917in" style:auto-text-indent="false"/>
      <style:text-properties style:font-name="Times New Roman"/>
    </style:style>
    <style:style style:name="P4" style:family="paragraph" style:parent-style-name="Text_20_body">
      <style:paragraph-properties fo:margin-left="1.1665in" fo:margin-right="0in" fo:text-align="justify" style:justify-single-word="false" fo:text-indent="0.2917in" style:auto-text-indent="false"/>
      <style:text-properties fo:font-variant="normal" fo:text-transform="none" style:font-name="Times New Roman" fo:font-size="11pt" fo:font-style="normal"/>
    </style:style>
    <style:style style:name="P5" style:family="paragraph" style:parent-style-name="Text_20_body">
      <style:paragraph-properties fo:margin-left="0in" fo:margin-right="0in" fo:text-align="justify" style:justify-single-word="false" fo:text-indent="0in" style:auto-text-indent="false"/>
      <style:text-properties style:font-name="Times New Roman" officeooo:rsid="001ff075" officeooo:paragraph-rsid="001ff075"/>
    </style:style>
    <style:style style:name="P6" style:family="paragraph" style:parent-style-name="Text_20_body">
      <style:paragraph-properties fo:margin-left="0in" fo:margin-right="0in" fo:text-align="justify" style:justify-single-word="false" fo:text-indent="0in" style:auto-text-indent="false"/>
      <style:text-properties style:font-name="Times New Roman" officeooo:paragraph-rsid="001c3800"/>
    </style:style>
    <style:style style:name="P7" style:family="paragraph" style:parent-style-name="Text_20_body">
      <style:paragraph-properties fo:margin-left="0in" fo:margin-right="0in" fo:text-align="justify" style:justify-single-word="false" fo:text-indent="0in" style:auto-text-indent="false"/>
      <style:text-properties style:font-name="Times New Roman" officeooo:rsid="0020516a" officeooo:paragraph-rsid="0020516a"/>
    </style:style>
    <style:style style:name="P8" style:family="paragraph" style:parent-style-name="Text_20_body">
      <style:paragraph-properties fo:margin-left="0in" fo:margin-right="0in" fo:text-align="justify" style:justify-single-word="false" fo:text-indent="0in" style:auto-text-indent="false"/>
      <style:text-properties style:font-name="Times New Roman" officeooo:rsid="001789b2" officeooo:paragraph-rsid="0020516a"/>
    </style:style>
    <style:style style:name="P9" style:family="paragraph" style:parent-style-name="Text_20_body">
      <style:paragraph-properties fo:margin-left="0in" fo:margin-right="0in" fo:margin-top="0in" fo:margin-bottom="0.1457in" loext:contextual-spacing="false" fo:text-align="start" style:justify-single-word="false" fo:text-indent="0in" style:auto-text-indent="false" fo:padding="0in" fo:border="none"/>
      <style:text-properties style:font-name="Times New Roman"/>
    </style:style>
    <style:style style:name="P10" style:family="paragraph" style:parent-style-name="Standard">
      <style:text-properties style:font-name="Times New Roman" officeooo:rsid="0014782d" officeooo:paragraph-rsid="0014782d"/>
    </style:style>
    <style:style style:name="P11" style:family="paragraph" style:parent-style-name="Standard">
      <style:text-properties style:font-name="Times New Roman" officeooo:paragraph-rsid="00154c51"/>
    </style:style>
    <style:style style:name="P12" style:family="paragraph" style:parent-style-name="Standard">
      <style:text-properties style:font-name="Times New Roman" officeooo:paragraph-rsid="001dfe42"/>
    </style:style>
    <style:style style:name="P13" style:family="paragraph" style:parent-style-name="Standard">
      <style:text-properties style:font-name="Times New Roman" officeooo:rsid="000cbc8c" officeooo:paragraph-rsid="001dfe42"/>
    </style:style>
    <style:style style:name="P14" style:family="paragraph" style:parent-style-name="Standard">
      <style:text-properties style:font-name="Times New Roman" officeooo:rsid="0016652a" officeooo:paragraph-rsid="001dfe42"/>
    </style:style>
    <style:style style:name="P15" style:family="paragraph" style:parent-style-name="Standard">
      <style:text-properties style:font-name="Times New Roman" officeooo:rsid="001789b2" officeooo:paragraph-rsid="001dfe42"/>
    </style:style>
    <style:style style:name="P16" style:family="paragraph" style:parent-style-name="Standard">
      <style:paragraph-properties fo:margin-left="0in" fo:margin-right="0in" fo:text-align="justify" style:justify-single-word="false" fo:text-indent="0in" style:auto-text-indent="false"/>
      <style:text-properties style:font-name="Times New Roman" officeooo:rsid="001789b2" officeooo:paragraph-rsid="001dfe42"/>
    </style:style>
    <style:style style:name="P17" style:family="paragraph" style:parent-style-name="Title">
      <style:text-properties style:font-name="Times New Roman"/>
    </style:style>
    <style:style style:name="T1" style:family="text">
      <style:text-properties officeooo:rsid="00154c51"/>
    </style:style>
    <style:style style:name="T2" style:family="text">
      <style:text-properties fo:font-variant="normal" fo:text-transform="none" fo:color="#242729" fo:font-size="9.5pt" fo:letter-spacing="normal" fo:font-style="normal"/>
    </style:style>
    <style:style style:name="T3" style:family="text">
      <style:text-properties fo:font-variant="normal" fo:text-transform="none" fo:font-size="11pt" fo:font-style="normal"/>
    </style:style>
    <style:style style:name="T4" style:family="text">
      <style:text-properties fo:font-variant="normal" fo:text-transform="none" fo:font-size="11pt" fo:font-style="normal" officeooo:rsid="00154c51"/>
    </style:style>
    <style:style style:name="T5" style:family="text">
      <style:text-properties fo:font-variant="normal" fo:text-transform="none" fo:font-size="11pt" fo:font-style="normal" fo:font-weight="bold" officeooo:rsid="001953f0" style:font-weight-asian="bold" style:font-weight-complex="bold"/>
    </style:style>
    <style:style style:name="T6" style:family="text">
      <style:text-properties fo:font-variant="normal" fo:text-transform="none" fo:font-size="11pt" fo:font-style="normal" officeooo:rsid="001953f0"/>
    </style:style>
    <style:style style:name="T7" style:family="text">
      <style:text-properties fo:font-variant="normal" fo:text-transform="none" fo:font-size="11pt" fo:font-style="normal" officeooo:rsid="001c3800"/>
    </style:style>
    <style:style style:name="T8" style:family="text">
      <style:text-properties fo:font-variant="normal" fo:text-transform="none" fo:font-size="11pt" fo:font-style="normal" officeooo:rsid="0022b6bc"/>
    </style:style>
    <style:style style:name="T9" style:family="text">
      <style:text-properties officeooo:rsid="001757cd"/>
    </style:style>
    <style:style style:name="T10" style:family="text">
      <style:text-properties officeooo:rsid="001b7600"/>
    </style:style>
    <style:style style:name="T11" style:family="text">
      <style:text-properties fo:font-weight="bold" style:font-weight-asian="bold" style:font-weight-complex="bold"/>
    </style:style>
    <style:style style:name="T12" style:family="text">
      <style:text-properties fo:font-weight="bold" officeooo:rsid="001953f0" style:font-weight-asian="bold" style:font-weight-complex="bold"/>
    </style:style>
    <style:style style:name="T13" style:family="text">
      <style:text-properties fo:font-weight="bold" officeooo:rsid="000cbc8c" style:font-weight-asian="bold" style:font-weight-complex="bold"/>
    </style:style>
    <style:style style:name="T14" style:family="text">
      <style:text-properties fo:font-weight="bold" officeooo:rsid="000e5921" style:font-weight-asian="bold" style:font-weight-complex="bold"/>
    </style:style>
    <style:style style:name="T15" style:family="text">
      <style:text-properties fo:font-weight="bold" officeooo:rsid="000fdf66" style:font-weight-asian="bold" style:font-weight-complex="bold"/>
    </style:style>
    <style:style style:name="T16" style:family="text">
      <style:text-properties fo:font-weight="bold" officeooo:rsid="001479db" style:font-weight-asian="bold" style:font-weight-complex="bold"/>
    </style:style>
    <style:style style:name="T17" style:family="text">
      <style:text-properties fo:font-weight="bold" officeooo:rsid="00110f51" style:font-weight-asian="bold" style:font-weight-complex="bold"/>
    </style:style>
    <style:style style:name="T18" style:family="text">
      <style:text-properties fo:font-weight="bold" officeooo:rsid="001789b2" style:font-weight-asian="bold" style:font-weight-complex="bold"/>
    </style:style>
    <style:style style:name="T19" style:family="text">
      <style:text-properties fo:font-weight="bold" officeooo:rsid="0016652a" style:font-weight-asian="bold" style:font-weight-complex="bold"/>
    </style:style>
    <style:style style:name="T20" style:family="text">
      <style:text-properties officeooo:rsid="001953f0"/>
    </style:style>
    <style:style style:name="T21" style:family="text">
      <style:text-properties officeooo:rsid="000cbc8c"/>
    </style:style>
    <style:style style:name="T22" style:family="text">
      <style:text-properties officeooo:rsid="000e5921"/>
    </style:style>
    <style:style style:name="T23" style:family="text">
      <style:text-properties officeooo:rsid="000fdf66"/>
    </style:style>
    <style:style style:name="T24" style:family="text">
      <style:text-properties officeooo:rsid="001479db"/>
    </style:style>
    <style:style style:name="T25" style:family="text">
      <style:text-properties officeooo:rsid="00110f51"/>
    </style:style>
    <style:style style:name="T26" style:family="text">
      <style:text-properties officeooo:rsid="001789b2"/>
    </style:style>
    <style:style style:name="T27" style:family="text">
      <style:text-properties officeooo:rsid="0016652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Simple work flow <text:span text:style-name="T10">for</text:span> APES<text:span text:style-name="T9">8.41</text:span></text:p>
      <text:p text:style-name="P10"/>
      <text:p text:style-name="P11"><text:span text:style-name="T1">1. (Optional)Recompile from the source code</text:span><text:span text:style-name="T3">:</text:span></text:p>
      <text:p text:style-name="P11"><text:span text:style-name="T4"><text:tab/>a. </text:span><text:span text:style-name="T3">With Intel compiler and the CPU that support AVX512:</text:span></text:p>
      <text:p text:style-name="P2">Simply run:</text:p>
      <text:p text:style-name="P4">make</text:p>
      <text:p text:style-name="P1"><text:span text:style-name="T4">b. </text:span><text:span text:style-name="T3">With the Intel Compiler and the CPU only support AVX2:</text:span></text:p>
      <text:p text:style-name="P4">make -f makefileAVX2</text:p>
      <text:p text:style-name="P1"><text:span text:style-name="T4">c. </text:span><text:span text:style-name="T3">To make with gcc/g++:</text:span></text:p>
      <text:p text:style-name="P4">make -f makegcc</text:p>
      <text:p text:style-name="P2">If the gsl library is missing, here is how I got one installed on Ubuntu:</text:p>
      <text:p text:style-name="P9"><text:span text:style-name="T2"><text:tab/><text:tab/>sudo apt-get install libgsl-dev</text:span></text:p>
      <text:p text:style-name="P3"><text:span text:style-name="T3">The ‘make’ will generate different executable with corresponding names: APES, APESAVX2 and APESGCC. They all read the input file called ‘input.txt’.</text:span></text:p>
      <text:p text:style-name="P3"><text:span text:style-name="T3"/></text:p>
      <text:p text:style-name="P6"><text:span text:style-name="T7">2. The parameters in the ‘input.txt’ file are listed below.</text:span></text:p>
      <text:p text:style-name="P12">"<text:span text:style-name="T11">type</text:span>" indicate the type of the particle, "0" means proton, "1" means electron, "2" means Au;</text:p>
      <text:p text:style-name="P12">"<text:span text:style-name="T11">csv_out</text:span>" control the output of csv file;</text:p>
      <text:p text:style-name="P12">"<text:span text:style-name="T11">dynamicOn</text:span>" control the <text:span text:style-name="T21">behavior of the beam dynamic at the beginning of the time, default is “off”;</text:span></text:p>
      <text:p text:style-name="P12">“<text:span text:style-name="T13">turn_start</text:span><text:span text:style-name="T21">” legacy parameters, starting number of the turn, just set it to “0”;</text:span></text:p>
      <text:p text:style-name="P12">“<text:span text:style-name="T13">mainRF</text:span><text:span text:style-name="T21">” the index of the RF used by the code to calculate ramping of Vref and Iref;</text:span></text:p>
      <text:p text:style-name="P12">“<text:span text:style-name="T13">main_detune</text:span><text:span text:style-name="T21">” the index of RF used by the code to calculate ramping of the detuning;</text:span></text:p>
      <text:p text:style-name="P12">“<text:span text:style-name="T13">R</text:span><text:span text:style-name="T21">”, the radius of the ring;</text:span></text:p>
      <text:p text:style-name="P12">“<text:span text:style-name="T13">GMTSQ</text:span><text:span text:style-name="T21">”, the gammaT^2;</text:span></text:p>
      <text:p text:style-name="P12">“<text:span text:style-name="T13">Gamma</text:span><text:span text:style-name="T21">”, the reference gamma of the beam;</text:span></text:p>
      <text:p text:style-name="P12">“<text:span text:style-name="T13">nBeam</text:span><text:span text:style-name="T21">”, the number of beams;</text:span></text:p>
      <text:p text:style-name="P12">“<text:span text:style-name="T13">beam_shift</text:span><text:span text:style-name="T21">”, the shift between two beams in unit of mainRF cycle;</text:span></text:p>
      <text:p text:style-name="P13"/>
      <text:p text:style-name="P13">“<text:span text:style-name="T11">n_turns</text:span>”, total number of turns the code with run;</text:p>
      <text:p text:style-name="P13">“<text:span text:style-name="T11">n_dynamicOn</text:span>”, the number of turn we turn on the beam dynamics;</text:p>
      <text:p text:style-name="P13">“<text:span text:style-name="T11">n_bunches</text:span>”, the number of bunches in one beam;</text:p>
      <text:p text:style-name="P13">“<text:span text:style-name="T11">n_fill</text:span>”, the turn <text:span text:style-name="T22">we start to ramp the bunches charge;</text:span></text:p>
      <text:p text:style-name="P13">“<text:span text:style-name="T14">n_q_ramp</text:span><text:span text:style-name="T22">”, the number of turns it takes to ramp the charge;</text:span></text:p>
      <text:p text:style-name="P13">“<text:span text:style-name="T14">n_detune_start</text:span><text:span text:style-name="T22">”, the turn we start to ramp the detuning;</text:span></text:p>
      <text:p text:style-name="P13">“<text:span text:style-name="T14">n_detune_ramp</text:span><text:span text:style-name="T22">”, the legacy parameter, not real in use;</text:span></text:p>
      <text:p text:style-name="P13">“<text:span text:style-name="T14">n_detune_ramp_tot</text:span><text:span text:style-name="T22">”, the turn we finish the ramping of the detuning;</text:span></text:p>
      <text:p text:style-name="P13">“<text:span text:style-name="T14">n_I_ramp_start</text:span><text:span text:style-name="T22">”, the turn we start to ramp the driving current of the RF amplifier;</text:span></text:p>
      <text:p text:style-name="P13">“<text:span text:style-name="T14">n_I_ramp_end</text:span><text:span text:style-name="T22">”, the turn we finish ramping the driving current of the RF amplifier;</text:span></text:p>
      <text:p text:style-name="P13"/>
      <text:p text:style-name="P13"><text:soft-page-break/>“<text:span text:style-name="T14">Prad</text:span><text:span text:style-name="T22">”, the radiation power of the beam, in unit of watts. <text:s/>We need to compensate it with the RF voltage;</text:span></text:p>
      <text:p text:style-name="P13">“<text:span text:style-name="T14">t_rad_long</text:span><text:span text:style-name="T22">”, the longitudinal radiation damping time, in unit of seconds;</text:span></text:p>
      <text:p text:style-name="P13">“<text:span text:style-name="T14">Ek_damp</text:span><text:span text:style-name="T22">”, the artificial damping on the bunch energy before the bunch is rampped to full charge, in unit of number of synchrotron oscillation;</text:span></text:p>
      <text:p text:style-name="P13">“<text:span text:style-name="T14">Ek_damp_always</text:span><text:span text:style-name="T22">”, the artificial damping on the bunch energy after the bunch is rampped to full charge, in unit of number of synchrotron oscillation;</text:span></text:p>
      <text:p text:style-name="P13">“<text:span text:style-name="T14">Npar</text:span><text:span text:style-name="T22">”, number of macro particles in one bunch;</text:span></text:p>
      <text:p text:style-name="P13">“<text:span text:style-name="T14">NperBunch</text:span><text:span text:style-name="T22">”, the nubmer of real particles in one bunch;</text:span></text:p>
      <text:p text:style-name="P13">“<text:span text:style-name="T14">N_bins</text:span><text:span text:style-name="T22">”, the number of time slices per RF cycle;</text:span></text:p>
      <text:p text:style-name="P13">“<text:span text:style-name="T14">fill_step</text:span><text:span text:style-name="T22">”, the number of RF cycles between bunches;</text:span></text:p>
      <text:p text:style-name="P13">“<text:span text:style-name="T14">siglong</text:span><text:span text:style-name="T22">”, the sigma gamma;</text:span></text:p>
      <text:p text:style-name="P13">“<text:span text:style-name="T14">A</text:span><text:span text:style-name="T22">”, the 95% particle emittance, assuming Gaussian bunch;</text:span></text:p>
      <text:p text:style-name="P13"/>
      <text:p text:style-name="P13">“<text:span text:style-name="T14">nRF</text:span><text:span text:style-name="T22">”, number of RF systems;</text:span></text:p>
      <text:p text:style-name="P13">“<text:span text:style-name="T14">nRF1</text:span><text:span text:style-name="T22">”, number of RF systems in ring 1;</text:span></text:p>
      <text:p text:style-name="P13">“<text:span text:style-name="T14">nRFc</text:span><text:span text:style-name="T22">”, number of RF systems shared by both rings;</text:span></text:p>
      <text:p text:style-name="P13">“<text:span text:style-name="T14">nRF2</text:span><text:span text:style-name="T22">”, number of RF systems in ring 2;</text:span></text:p>
      <text:p text:style-name="P13">“<text:span text:style-name="T15">nHOM</text:span><text:span text:style-name="T23">”, legacy parameters, not in use;</text:span></text:p>
      <text:p text:style-name="P13"/>
      <text:p text:style-name="P13">“<text:span text:style-name="T15">nCav</text:span><text:span text:style-name="T23">”, array type parameters, indicate the number of cavities for each RF system, length of the array should be equal to “nRF”;</text:span></text:p>
      <text:p text:style-name="P13">“<text:span text:style-name="T15">h</text:span><text:span text:style-name="T23">”, array type parameters, the harmonic numbers of each RF systems;</text:span></text:p>
      <text:p text:style-name="P13">“<text:span text:style-name="T16">RoQ</text:span><text:span text:style-name="T24">”, array type parameters, the R over Q of each RF systems, circuit definition;</text:span></text:p>
      <text:p text:style-name="P13">“<text:span text:style-name="T15">I_Q_ref_ini</text:span><text:span text:style-name="T23">”, array type parameters, the initial values of the the Q component of the reference driving current;</text:span></text:p>
      <text:p text:style-name="P13">“<text:span text:style-name="T15">I_Q_ref_final</text:span><text:span text:style-name="T23">”, array type parameters, the final values of the the Q component of the reference driving current;</text:span></text:p>
      <text:p text:style-name="P13">“<text:span text:style-name="T15">I_I_ref_ini</text:span><text:span text:style-name="T23">”, array type parameters, the initial values of the the I component of the reference driving current;</text:span></text:p>
      <text:p text:style-name="P13">“<text:span text:style-name="T15">I_I_ref_final</text:span><text:span text:style-name="T23">”, array type parameters, the final values of the the I component of the reference driving current;</text:span></text:p>
      <text:p text:style-name="P13">“<text:span text:style-name="T15">Iref_I</text:span><text:span text:style-name="T23">”, array type parameters, the values of the the I component of the reference driving current, should be equal to </text:span>“<text:span text:style-name="T23">I_I_ref_final”;</text:span></text:p>
      <text:p text:style-name="P13">“<text:span text:style-name="T15">Iref_Q</text:span><text:span text:style-name="T23">”, array type parameters, the values of the the Q component of the reference driving current, should be equal to </text:span>“<text:span text:style-name="T23">I_Q_ref_final”;</text:span></text:p>
      <text:p text:style-name="P13">“<text:span text:style-name="T17">Vref_I</text:span><text:span text:style-name="T25">”, array type parameters, the I component of the reference cavity voltage;</text:span></text:p>
      <text:p text:style-name="P13">“<text:span text:style-name="T17">Vref_Q</text:span><text:span text:style-name="T25">”, array type parameters, the Q component of the reference cavity voltage;</text:span></text:p>
      <text:p text:style-name="P13">“<text:span text:style-name="T18">detune</text:span><text:span text:style-name="T26">”, the initial detune of each RF system, in unit of Hz;</text:span></text:p>
      <text:p text:style-name="P13">“<text:span text:style-name="T18">detune_ini</text:span><text:span text:style-name="T26">”, the initial detune of each RF system;</text:span></text:p>
      <text:p text:style-name="P13">“<text:span text:style-name="T18">detune_mid</text:span><text:span text:style-name="T26">”, legacy parameter, the mid point of the detune;</text:span></text:p>
      <text:p text:style-name="P13">“<text:span text:style-name="T18">detune_final</text:span><text:span text:style-name="T26">”, legacy parameter, the final value of the detune of each RF system;</text:span></text:p>
      <text:p text:style-name="P13"/>
      <text:p text:style-name="P13">“<text:span text:style-name="T19">delay</text:span><text:span text:style-name="T27">”, <text:s/>array type parameters, the delay for each direct feedback system, not really properly implemented yet;</text:span></text:p>
      <text:p text:style-name="P13">“<text:span text:style-name="T19">n_fb_on</text:span><text:span text:style-name="T27">”, array type parameters, the turn we turn on the direct feedback;</text:span></text:p>
      <text:p text:style-name="P13">“<text:span text:style-name="T19">gII</text:span><text:span text:style-name="T27">” to “</text:span><text:span text:style-name="T19">gQIi</text:span><text:span text:style-name="T27">”, the gains of the direct feedback, the integral part is not implemented;</text:span></text:p>
      <text:p text:style-name="P13">“<text:span text:style-name="T19">PA_cap</text:span><text:span text:style-name="T27">”, the cap of the power amplifier, not implemented;</text:span></text:p>
      <text:p text:style-name="P14">“<text:span text:style-name="T11">epsilon_comb</text:span>”, the epsilon of the comb filter;</text:p>
      <text:p text:style-name="P14"><text:soft-page-break/>“<text:span text:style-name="T11">g_comb</text:span>”, the g number of the comb filter;</text:p>
      <text:p text:style-name="P15">“<text:span text:style-name="T11">QL</text:span>”, loaded Q of each RF system;</text:p>
      <text:p text:style-name="P15"/>
      <text:p text:style-name="P15">“<text:span text:style-name="T12">n_ini_CBI</text:span><text:span text:style-name="T20">”, the number of coupled bunch modes to initialize;</text:span></text:p>
      <text:p text:style-name="P15">“<text:span text:style-name="T12">mu</text:span><text:span text:style-name="T20">”, the mus of the coupled bunch mode;</text:span></text:p>
      <text:p text:style-name="P16"><text:span text:style-name="T3">“</text:span><text:span text:style-name="T5">CBI_ini_amp</text:span><text:span text:style-name="T6">”, the amplitudes of the coupled bunch modes, in unit of gamma;</text:span></text:p>
      <text:p text:style-name="P16"><text:span text:style-name="T6"/></text:p>
      <text:p text:style-name="P5"><text:span text:style-name="T3">Practically it is more convenient to run the code from a python script that can dispatch jobs with different parameters. We provided several example script for different type of job. These scripts are by no means the most sophisticated but to show the basic function of the code. </text:span></text:p>
      <text:p text:style-name="P5"><text:span text:style-name="T3"/></text:p>
      <text:p text:style-name="P7"><text:span text:style-name="T3">3. Example script to run the job:</text:span></text:p>
      <text:p text:style-name="P7"><text:span text:style-name="T3">“</text:span><text:span text:style-name="T8">example_5SOM</text:span><text:span text:style-name="T3">.py”:</text:span></text:p>
      <text:p text:style-name="P8"><text:span text:style-name="T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Liberation Mono" svg:font-family="'Liberation Mono'"/>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27T22:24:00.357653471</meta:creation-date>
    <meta:generator>LibreOffice/6.0.7.3$Linux_X86_64 LibreOffice_project/00m0$Build-3</meta:generator>
    <dc:date>2020-09-27T23:10:57.457648221</dc:date>
    <meta:editing-duration>PT46M49S</meta:editing-duration>
    <meta:editing-cycles>16</meta:editing-cycles>
    <meta:document-statistic meta:table-count="0" meta:image-count="0" meta:object-count="0" meta:page-count="3" meta:paragraph-count="77" meta:word-count="856" meta:character-count="5197" meta:non-whitespace-character-count="4412"/>
  </office:meta>
</office:document-meta>
</file>